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2" style:parent-style-name="Fuentedepárrafopredeter." style:family="text">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T5" style:parent-style-name="Fuentedepárrafopredeter."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paragraph-properties fo:text-align="center"/>
    </style:style>
    <style:style style:name="P10" style:parent-style-name="Standard" style:family="paragraph">
      <style:paragraph-properties fo:text-align="center"/>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T19" style:parent-style-name="Fuentedepárrafopredeter." style:family="text">
      <style:text-properties fo:font-weight="bold" style:font-weight-asian="bold" style:font-weight-complex="bold"/>
    </style:style>
    <style:style style:name="T20" style:parent-style-name="Fuentedepárrafopredeter." style:family="text">
      <style:text-properties fo:font-weight="bold" style:font-weight-asian="bold" style:font-weight-complex="bold"/>
    </style:style>
    <style:style style:name="T21" style:parent-style-name="Fuentedepárrafopredeter." style:family="text">
      <style:text-properties fo:font-weight="bold" style:font-weight-asian="bold" style:font-weight-complex="bold"/>
    </style:style>
    <style:style style:name="T22" style:parent-style-name="Fuentedepárrafopredeter." style:family="text">
      <style:text-properties fo:font-weight="bold" style:font-weight-asian="bold" style:font-weight-complex="bold"/>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name="P26" style:parent-style-name="Normal" style:family="paragraph">
      <style:paragraph-properties fo:text-align="center"/>
    </style:style>
    <style:style style:name="P27" style:parent-style-name="Normal" style:family="paragraph">
      <style:paragraph-properties fo:text-align="center"/>
    </style:style>
    <style:style style:name="TableColumn29" style:family="table-column">
      <style:table-column-properties style:column-width="1.1152in" style:use-optimal-column-width="false"/>
    </style:style>
    <style:style style:name="TableColumn30" style:family="table-column">
      <style:table-column-properties style:column-width="1.1152in" style:use-optimal-column-width="false"/>
    </style:style>
    <style:style style:name="TableColumn31" style:family="table-column">
      <style:table-column-properties style:column-width="1.1159in" style:use-optimal-column-width="false"/>
    </style:style>
    <style:style style:name="TableColumn32" style:family="table-column">
      <style:table-column-properties style:column-width="1.1152in" style:use-optimal-column-width="false"/>
    </style:style>
    <style:style style:name="TableColumn33" style:family="table-column">
      <style:table-column-properties style:column-width="1.1152in" style:use-optimal-column-width="false"/>
    </style:style>
    <style:style style:name="TableColumn34" style:family="table-column">
      <style:table-column-properties style:column-width="1.0791in" style:use-optimal-column-width="false"/>
    </style:style>
    <style:style style:name="Table28" style:family="table">
      <style:table-properties style:width="6.6562in" fo:margin-left="0in" table:align="left"/>
    </style:style>
    <style:style style:name="TableRow35" style:family="table-row">
      <style:table-row-properties style:use-optimal-row-height="false"/>
    </style:style>
    <style:style style:name="TableCell36" style:family="table-cell">
      <style:table-cell-properties fo:border="none" style:writing-mode="lr-tb" fo:padding-top="0in" fo:padding-left="0.0069in" fo:padding-bottom="0in" fo:padding-right="0.0069in"/>
    </style:style>
    <style:style style:name="TableCell37" style:family="table-cell">
      <style:table-cell-properties fo:border="none" style:writing-mode="lr-tb" fo:padding-top="0in" fo:padding-left="0.0069in" fo:padding-bottom="0in" fo:padding-right="0.0069in"/>
    </style:style>
    <style:style style:name="TableCell38" style:family="table-cell">
      <style:table-cell-properties fo:border="none" style:writing-mode="lr-tb" fo:padding-top="0in" fo:padding-left="0.0069in" fo:padding-bottom="0in" fo:padding-right="0.0069in"/>
    </style:style>
    <style:style style:name="TableCell39" style:family="table-cell">
      <style:table-cell-properties fo:border="none" style:writing-mode="lr-tb" fo:padding-top="0in" fo:padding-left="0.0069in" fo:padding-bottom="0in" fo:padding-right="0.0069in"/>
    </style:style>
    <style:style style:name="TableCell40" style:family="table-cell">
      <style:table-cell-properties fo:border="none" style:writing-mode="lr-tb" fo:padding-top="0in" fo:padding-left="0.0069in" fo:padding-bottom="0in" fo:padding-right="0.0069in"/>
    </style:style>
    <style:style style:name="TableCell41" style:family="table-cell">
      <style:table-cell-properties fo:border="none" style:writing-mode="lr-tb" fo:padding-top="0in" fo:padding-left="0.0069in" fo:padding-bottom="0in" fo:padding-right="0.0069in"/>
    </style:style>
    <style:style style:name="TableRow42" style:family="table-row">
      <style:table-row-properties style:use-optimal-row-height="false"/>
    </style:style>
    <style:style style:name="TableCell43" style:family="table-cell">
      <style:table-cell-properties fo:border="none" style:writing-mode="lr-tb" fo:padding-top="0in" fo:padding-left="0.0069in" fo:padding-bottom="0in" fo:padding-right="0.0069in"/>
    </style:style>
    <style:style style:name="TableCell44" style:family="table-cell">
      <style:table-cell-properties fo:border="none" style:writing-mode="lr-tb" fo:padding-top="0in" fo:padding-left="0.0069in" fo:padding-bottom="0in" fo:padding-right="0.0069in"/>
    </style:style>
    <style:style style:name="TableCell45" style:family="table-cell">
      <style:table-cell-properties fo:border="none" style:writing-mode="lr-tb" fo:padding-top="0in" fo:padding-left="0.0069in" fo:padding-bottom="0in" fo:padding-right="0.0069in"/>
    </style:style>
    <style:style style:name="TableCell46" style:family="table-cell">
      <style:table-cell-properties fo:border="none" style:writing-mode="lr-tb" fo:padding-top="0in" fo:padding-left="0.0069in" fo:padding-bottom="0in" fo:padding-right="0.0069in"/>
    </style:style>
    <style:style style:name="TableCell47" style:family="table-cell">
      <style:table-cell-properties fo:border="none" style:writing-mode="lr-tb" fo:padding-top="0in" fo:padding-left="0.0069in" fo:padding-bottom="0in" fo:padding-right="0.0069in"/>
    </style:style>
    <style:style style:name="TableCell48" style:family="table-cell">
      <style:table-cell-properties fo:border="none" style:writing-mode="lr-tb" fo:padding-top="0in" fo:padding-left="0.0069in" fo:padding-bottom="0in" fo:padding-right="0.0069in"/>
    </style:style>
    <style:style style:name="TableRow49" style:family="table-row">
      <style:table-row-properties style:min-row-height="0.1631in" style:use-optimal-row-height="false"/>
    </style:style>
    <style:style style:name="TableCell50" style:family="table-cell">
      <style:table-cell-properties fo:border="none" style:writing-mode="lr-tb" fo:padding-top="0in" fo:padding-left="0.0069in" fo:padding-bottom="0in" fo:padding-right="0.0069in"/>
    </style:style>
    <style:style style:name="TableCell51" style:family="table-cell">
      <style:table-cell-properties fo:border="none" style:writing-mode="lr-tb" fo:padding-top="0in" fo:padding-left="0.0069in" fo:padding-bottom="0in" fo:padding-right="0.0069in"/>
    </style:style>
    <style:style style:name="TableCell52" style:family="table-cell">
      <style:table-cell-properties fo:border="none" style:writing-mode="lr-tb" fo:padding-top="0in" fo:padding-left="0.0069in" fo:padding-bottom="0in" fo:padding-right="0.0069in"/>
    </style:style>
    <style:style style:name="TableCell53" style:family="table-cell">
      <style:table-cell-properties fo:border="none" style:writing-mode="lr-tb" fo:padding-top="0in" fo:padding-left="0.0069in" fo:padding-bottom="0in" fo:padding-right="0.0069in"/>
    </style:style>
    <style:style style:name="TableCell54" style:family="table-cell">
      <style:table-cell-properties fo:border="none" style:writing-mode="lr-tb" fo:padding-top="0in" fo:padding-left="0.0069in" fo:padding-bottom="0in" fo:padding-right="0.0069in"/>
    </style:style>
    <style:style style:name="TableCell55" style:family="table-cell">
      <style:table-cell-properties fo:border="none" style:writing-mode="lr-tb" fo:padding-top="0in" fo:padding-left="0.0069in" fo:padding-bottom="0in" fo:padding-right="0.0069in"/>
    </style:style>
    <style:style style:name="TableRow56" style:family="table-row">
      <style:table-row-properties style:use-optimal-row-height="false"/>
    </style:style>
    <style:style style:name="TableCell57" style:family="table-cell">
      <style:table-cell-properties fo:border="none" style:writing-mode="lr-tb" fo:padding-top="0in" fo:padding-left="0.0069in" fo:padding-bottom="0in" fo:padding-right="0.0069in"/>
    </style:style>
    <style:style style:name="TableCell58" style:family="table-cell">
      <style:table-cell-properties fo:border="none" style:writing-mode="lr-tb" fo:padding-top="0in" fo:padding-left="0.0069in" fo:padding-bottom="0in" fo:padding-right="0.0069in"/>
    </style:style>
    <style:style style:name="TableCell59" style:family="table-cell">
      <style:table-cell-properties fo:border="none" style:writing-mode="lr-tb" fo:padding-top="0in" fo:padding-left="0.0069in" fo:padding-bottom="0in" fo:padding-right="0.0069in"/>
    </style:style>
    <style:style style:name="TableCell60" style:family="table-cell">
      <style:table-cell-properties fo:border="none" style:writing-mode="lr-tb" fo:padding-top="0in" fo:padding-left="0.0069in" fo:padding-bottom="0in" fo:padding-right="0.0069in"/>
    </style:style>
    <style:style style:name="TableCell61" style:family="table-cell">
      <style:table-cell-properties fo:border="none" style:writing-mode="lr-tb" fo:padding-top="0in" fo:padding-left="0.0069in" fo:padding-bottom="0in" fo:padding-right="0.0069in"/>
    </style:style>
    <style:style style:name="TableCell62" style:family="table-cell">
      <style:table-cell-properties fo:border="none" style:writing-mode="lr-tb" fo:padding-top="0in" fo:padding-left="0.0069in" fo:padding-bottom="0in" fo:padding-right="0.0069in"/>
    </style:style>
    <style:style style:name="TableRow63" style:family="table-row">
      <style:table-row-properties style:use-optimal-row-height="false"/>
    </style:style>
    <style:style style:name="TableCell64" style:family="table-cell">
      <style:table-cell-properties fo:border="none" style:writing-mode="lr-tb" fo:padding-top="0in" fo:padding-left="0.0069in" fo:padding-bottom="0in" fo:padding-right="0.0069in"/>
    </style:style>
    <style:style style:name="TableCell65" style:family="table-cell">
      <style:table-cell-properties fo:border="none" style:writing-mode="lr-tb" fo:padding-top="0in" fo:padding-left="0.0069in" fo:padding-bottom="0in" fo:padding-right="0.0069in"/>
    </style:style>
    <style:style style:name="TableCell66" style:family="table-cell">
      <style:table-cell-properties fo:border="none" style:writing-mode="lr-tb" fo:padding-top="0in" fo:padding-left="0.0069in" fo:padding-bottom="0in" fo:padding-right="0.0069in"/>
    </style:style>
    <style:style style:name="TableCell67" style:family="table-cell">
      <style:table-cell-properties fo:border="none" style:writing-mode="lr-tb" fo:padding-top="0in" fo:padding-left="0.0069in" fo:padding-bottom="0in" fo:padding-right="0.0069in"/>
    </style:style>
    <style:style style:name="TableCell68" style:family="table-cell">
      <style:table-cell-properties fo:border="none" style:writing-mode="lr-tb" fo:padding-top="0in" fo:padding-left="0.0069in" fo:padding-bottom="0in" fo:padding-right="0.0069in"/>
    </style:style>
    <style:style style:name="TableCell69" style:family="table-cell">
      <style:table-cell-properties fo:border="none" style:writing-mode="lr-tb" fo:padding-top="0in" fo:padding-left="0.0069in" fo:padding-bottom="0in" fo:padding-right="0.0069in"/>
    </style:style>
    <style:style style:name="TableRow70" style:family="table-row">
      <style:table-row-properties style:min-row-height="0.2229in" style:use-optimal-row-height="false"/>
    </style:style>
    <style:style style:name="TableCell71" style:family="table-cell">
      <style:table-cell-properties fo:border="none" style:writing-mode="lr-tb" fo:padding-top="0in" fo:padding-left="0.0069in" fo:padding-bottom="0in" fo:padding-right="0.0069in"/>
    </style:style>
    <style:style style:name="TableCell72" style:family="table-cell">
      <style:table-cell-properties fo:border="none" style:writing-mode="lr-tb" fo:padding-top="0in" fo:padding-left="0.0069in" fo:padding-bottom="0in" fo:padding-right="0.0069in"/>
    </style:style>
    <style:style style:name="TableCell73" style:family="table-cell">
      <style:table-cell-properties fo:border="none" style:writing-mode="lr-tb" fo:padding-top="0in" fo:padding-left="0.0069in" fo:padding-bottom="0in" fo:padding-right="0.0069in"/>
    </style:style>
    <style:style style:name="TableCell74" style:family="table-cell">
      <style:table-cell-properties fo:border="none" style:writing-mode="lr-tb" fo:padding-top="0in" fo:padding-left="0.0069in" fo:padding-bottom="0in" fo:padding-right="0.0069in"/>
    </style:style>
    <style:style style:name="TableCell75" style:family="table-cell">
      <style:table-cell-properties fo:border="none" style:writing-mode="lr-tb" fo:padding-top="0in" fo:padding-left="0.0069in" fo:padding-bottom="0in" fo:padding-right="0.0069in"/>
    </style:style>
    <style:style style:name="TableCell76" style:family="table-cell">
      <style:table-cell-properties fo:border="none" style:writing-mode="lr-tb" fo:padding-top="0in" fo:padding-left="0.0069in" fo:padding-bottom="0in" fo:padding-right="0.0069in"/>
    </style:style>
    <style:style style:name="P77" style:parent-style-name="Standard" style:list-style-name="LFO1" style:family="paragraph"/>
    <style:style style:name="P78" style:parent-style-name="Standard" style:list-style-name="LFO1" style:family="paragraph"/>
    <style:style style:name="P79" style:parent-style-name="Standard" style:list-style-name="LFO1" style:family="paragraph"/>
    <style:style style:name="P80" style:parent-style-name="Standard" style:list-style-name="LFO2" style:family="paragraph"/>
    <style:style style:family="graphic" style:name="a37">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38">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39">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20">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21">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22">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23">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24">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25">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26">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27">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28">
      <style:graphic-properties fo:wrap-option="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10">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13">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14">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15">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16">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17">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18">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19">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0">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0">
      <style:graphic-properties fo:wrap-option="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4">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
      <style:graphic-properties fo:wrap-option="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31">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32">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33">
      <style:graphic-properties style:wrap="run-through" style:run-through="foreground" draw:fill="none" draw:stroke="solid" svg:stroke-width="0.01389in" svg:stroke-color="#3465a4" svg:stroke-opacity="100%" style:horizontal-rel="paragraph" style:vertical-rel="paragraph" style:horizontal-pos="from-left" style:vertical-pos="from-top"/>
    </style:style>
    <style:style style:family="graphic" style:name="a34">
      <style:graphic-properties fo:wrap-option="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
      <style:graphic-properties fo:wrap-option="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
      <style:graphic-properties style:wrap="run-through" style:run-through="foreground" draw:fill="none" draw:stroke="solid" svg:stroke-width="0.01389in" svg:stroke-color="#3465a4" svg:stroke-opacity="100%" style:horizontal-rel="paragraph" style:vertical-rel="paragraph" style:horizontal-pos="from-left" style:vertical-pos="from-top"/>
    </style:style>
  </office:automatic-styles>
  <office:body>
    <office:text text:use-soft-page-breaks="true">
      <text:p text:style-name="P1">RESOLUCIÓN DE PROBLEMAS</text:p>
      <text:p text:style-name="Standard">Resolver problemas</text:p>
      <text:p text:style-name="Standard"/>
      <text:p text:style-name="Standard">A pesar de que la IA es una ciencia relativamente joven, y aún en fase temprana en comparación a otras ciencias, la IA es ya hoy una herramienta que ayuda a afrontar la resolución de problemas usando un enfoque muy distinto al de la computación clásica. No obstante, no puede verse la IA como la receta mágica capaz de resolver cualquier problema, si no como un conjunto de técnicas que por si solas o en combinación con otras, ayudan a encontrar una solución (No necesariamente la mejor) a un problema <text:s/>cuya resolución es tan compleja e incluso intratable por una persona humana.</text:p>
      <text:p text:style-name="Standard"/>
      <text:p text:style-name="Standard">No se definirá al “problema” ya que esto entra en temas de filosofía que de la informática.</text:p>
      <text:p text:style-name="Standard">Aun así, vamos a quedarnos con la idea intuitiva de que un problema es una cuestión fácil de solucionar, es decir, que no tiene una solución trivial.</text:p>
      <text:p text:style-name="Standard"/>
      <text:p text:style-name="Standard">Se puede recordar el paso por la escuela donde aquellos ejercicios que se tenían que resolver en clase de matemáticas. Supóngase lo siguiente:</text:p>
      <text:p text:style-name="Standard"/>
      <text:p text:style-name="Standard"><text:span text:style-name="T2">Problema 1:<text:s/></text:span>Raúl tiene 5 postres. De camino al TESJI pierde 1.Cuando llega a la entrada, el maestro le pide una pequeña prueba y se le cae por descuido y además lo pisa, Finalmente al llegar al edifico N su amigo Jonathan le regala 3 postres más ¿Cuántos postres tiene Raúl?</text:p>
      <text:p text:style-name="P3"/>
      <text:p text:style-name="P4"/>
      <text:p text:style-name="Standard"><text:span text:style-name="T5">Problema 2:<text:s/></text:span>Ordene de manera descendente la siguiente lista de números 3,6,9,4,2</text:p>
      <text:p text:style-name="P6"/>
      <text:p text:style-name="Standard">Son dos problemas distintos muy simples, pero ¿Cómo se enfrenta nuestra chompa a ellos ?</text:p>
      <text:p text:style-name="Standard">Se ha intentado buscar la solución de ambos, se habrá observado que las técnicas que se han usado para resolverlos son distintas a pesar de tener una dificultad similar</text:p>
      <text:p text:style-name="P7"/>
      <text:p text:style-name="Standard">El primer problema, seguramente a tenido que contextualizar las situaciones, seguramente se han imaginado a Raúl perdiendo sus postres mientras llegaba a su edificio.</text:p>
      <text:p text:style-name="Standard">Finalmente, se ha reducido el enunciado <text:s/>a una simple operación con sumas y restas. En definitiva todo el párrafo que se describía en el problema ha quedado reducido a la operación:</text:p>
      <text:p text:style-name="P8"/>
      <text:p text:style-name="P9">5-1-1+3=6 postres <text:s/></text:p>
      <text:p text:style-name="P10"/>
      <text:p text:style-name="Standard">Evidentemente, una vez reducido el problema una operación matemática habrá tenido que aplicar herramientas de las que ya se disponían desde la infancia, como son las operaciones matemáticas</text:p>
      <text:p text:style-name="P11"/>
      <text:p text:style-name="Standard">El acercamiento al segundo problema ha sido diferente, en este caso no se ha tenido que hacer operaciones(al menos directamente),si no, que la tarea consistía en comparar los valores de 2 números para saber cual se debería colocar en primer lugar. Repitiendo esta operación hasta acabar ordenando todos los números</text:p>
      <text:p text:style-name="P12"/>
      <text:p text:style-name="Standard">El cerebro en este segundo caso ha usado herramientas diferentes a las utilizadas por el primero. En todo caso, al igual que el primero se conceptualizo todo el enunciado en una sola operación matemática, en el segundo también se ha reducido un problema complejo (Ordenar una lista de números), a una secuencia de operaciones simples(Ordenar sucesivamente un par de números, hasta tener toda la lista).</text:p>
      <text:p text:style-name="P13"/>
      <text:p text:style-name="Standard">En ambos casos el cerebro ha detectado toda la información que necesitaba dejando aquello que era superfluo(No importa si el postre se callo caminando o lo tiraron )y lo ha traducido a un modelo mental que si es capaz de manejar</text:p>
      <text:soft-page-break/>
      <text:p text:style-name="Standard"><text:s/></text:p>
      <text:p text:style-name="Standard"><text:s/>Sin embargo no todos los problemas son tan sencillos. Es necesario plantear algunos problemas mas complejos y que nos van a servir de base para seguir indagando en la resolución de problemas.</text:p>
      <text:p text:style-name="P14"/>
      <text:p text:style-name="P15">Otros problemas más complejos</text:p>
      <text:p text:style-name="Standard"/>
      <text:p text:style-name="Standard">Vamos a enunciar algunos problemas que nos servirían de modelo a seguir durante el resto del curso.</text:p>
      <text:p text:style-name="Standard"/>
      <text:p text:style-name="Standard">Si han hecho un viaje alguna vez en avión, seguramente han intentado viajar al destino directamente y sin escalas. Este es un problema clásico y con una gran aplicación practica. El problema podría enunciarse de la siguiente manera:</text:p>
      <text:p text:style-name="Standard"/>
      <text:p text:style-name="Standard">Dada una cuidad de origen y otra de destino encontrar una combinación de vuelos que permita cubrir la distancia con el número minino de transbordos. Por ahora vamos a obviar tiempos de vuelo, distancia, horarios de vuelo y todo lo demás (esto entrara más adelante).</text:p>
      <text:p text:style-name="Standard"/>
      <text:p text:style-name="Standard">Vamos a enunciar otro problema similar. En esta ocasión se trata de ir de una ciudad a otra pero esta vez por carretera y tratando de realizar el menor número de kilómetros posible.</text:p>
      <text:p text:style-name="Standard">Parece que es un problema similar al de los aviones, solo que en lugar de pasar por aeropuertos pasamos por diversas ciudades, en el camino que va del origen al destino. Sin embargo, hay un pequeño detalle, que lo hace un problema muy diferente. Y es que los objetivos son distintos.</text:p>
      <text:p text:style-name="Standard"/>
      <text:p text:style-name="Standard">En el primer problema se tenia un objetivo: minimizar el numero de transbordos. En el segundo problema lo que se trata es minimizar la distancia por carretera. A continuación se verá el ejemplo.</text:p>
      <text:p text:style-name="Standard"><draw:custom-shape svg:x="1.2374in" svg:y="0.75984in" svg:width="0.41875in" svg:height="0.41875in" draw:z-index="251658240" draw:id="id0" draw:style-name="a0" draw:name="Shape 1" text:anchor-type="paragraph"><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svg:x="2.92717in" svg:y="0.21339in" svg:width="0.48264in" svg:height="0.48264in" draw:z-index="251659264" draw:id="id1" draw:style-name="a1" draw:name="Shape 3" text:anchor-type="paragraph"><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svg:x="1.06811in" svg:y="0.52638in" svg:width="0.69375in" svg:height="0.69375in" draw:z-index="2" draw:id="id2" draw:style-name="a2" draw:name="Shape 2" text:anchor-type="paragraph"><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svg:x="2.85984in" svg:y="0.08976in" svg:width="0.69375in" svg:height="0.69375in" draw:z-index="3" draw:id="id3" draw:style-name="a3" draw:name="Shape 4" text:anchor-type="paragraph"><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svg:x="4.02795in" svg:y="0.59016in" svg:width="0.69375in" svg:height="0.69375in" draw:z-index="4" draw:id="id4" draw:style-name="a4" draw:name="Shape 5" text:anchor-type="paragraph"><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svg:x="5.13346in" svg:y="1.09843in" svg:width="0.69375in" svg:height="0.69375in" draw:z-index="5" draw:id="id5" draw:style-name="a5" draw:name="Shape 6" text:anchor-type="paragraph"><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svg:x="4.38386in" svg:y="2.3811in" svg:width="0.69375in" svg:height="0.69375in" draw:z-index="6" draw:id="id6" draw:style-name="a6" draw:name="Shape 7" text:anchor-type="paragraph"><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svg:x="2.87205in" svg:y="2.67362in" svg:width="0.69375in" svg:height="0.69375in" draw:z-index="7" draw:id="id7" draw:style-name="a7" draw:name="Shape 8" text:anchor-type="paragraph"><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svg:x="1.19527in" svg:y="1.73346in" svg:width="0.69375in" svg:height="0.69375in" draw:z-index="8" draw:id="id8" draw:style-name="a8" draw:name="Shape 9" text:anchor-type="paragraph"><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svg:x="1.0937in" svg:y="3.34646in" svg:width="0.69375in" svg:height="0.69375in" draw:z-index="9" draw:id="id9" draw:style-name="a9" draw:name="Shape 10" text:anchor-type="paragraph"><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svg:x="2.33898in" svg:y="4.50276in" svg:width="0.69375in" svg:height="0.69375in" draw:z-index="10" draw:id="id10" draw:style-name="a10" draw:name="Shape 11" text:anchor-type="paragraph"><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svg:x="3.8252in" svg:y="3.52441in" svg:width="0.69375in" svg:height="0.69375in" draw:z-index="11" draw:id="id11" draw:style-name="a11" draw:name="Shape 12" text:anchor-type="paragraph"><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onnector draw:type="line" svg:x1="1.76181in" svg:y1="1.05157in" svg:x2="3.05417in" svg:y2="2.74116in" draw:z-index="12" draw:id="id12" draw:style-name="a12" draw:name="Line 1" text:anchor-type="paragraph"><svg:title/><svg:desc/></draw:connector><draw:connector draw:type="line" svg:x1="3.09252in" svg:y1="0.78346in" svg:x2="3.19391in" svg:y2="2.67305in" draw:z-index="13" draw:id="id13" draw:style-name="a13" draw:name="Line 2" text:anchor-type="paragraph"><svg:title/><svg:desc/></draw:connector><draw:connector draw:type="line" svg:x1="4.14595in" svg:y1="1.17835in" svg:x2="3.40984in" svg:y2="2.74085in" draw:z-index="14" draw:id="id14" draw:style-name="a14" draw:name="Line 3" text:anchor-type="paragraph"><svg:title/><svg:desc/></draw:connector><draw:connector draw:type="line" svg:x1="3.55354in" svg:y1="0.5689in" svg:x2="4.02785in" svg:y2="0.77237in" draw:z-index="15" draw:id="id15" draw:style-name="a15" draw:name="Line 4" text:anchor-type="paragraph"><svg:title/><svg:desc/></draw:connector><draw:connector draw:type="line" svg:x1="4.72165in" svg:y1="1.00079in" svg:x2="5.13346in" svg:y2="1.25495in" draw:z-index="16" draw:id="id16" draw:style-name="a16" draw:name="Line 5" text:anchor-type="paragraph"><svg:title/><svg:desc/></draw:connector><draw:connector draw:type="line" svg:x1="5.26391in" svg:y1="1.7126in" svg:x2="4.94724in" svg:y2="2.38135in" draw:z-index="17" draw:id="id17" draw:style-name="a17" draw:name="Line 6" text:anchor-type="paragraph"><svg:title/><svg:desc/></draw:connector><draw:connector draw:type="line" svg:x1="4.45157in" svg:y1="1.28386in" svg:x2="4.64185in" svg:y2="2.38108in" draw:z-index="18" draw:id="id18" draw:style-name="a18" draw:name="Line 7" text:anchor-type="paragraph"><svg:title/><svg:desc/></draw:connector><draw:connector draw:type="line" svg:x1="5.13281in" svg:y1="1.52165in" svg:x2="3.56614in" svg:y2="2.89318in" draw:z-index="19" draw:id="id19" draw:style-name="a19" draw:name="Line 9" text:anchor-type="paragraph"><svg:title/><svg:desc/></draw:connector><draw:connector draw:type="line" svg:x1="1.50433in" svg:y1="1.17835in" svg:x2="1.56753in" svg:y2="1.73251in" draw:z-index="20" draw:id="id20" draw:style-name="a20" draw:name="Line 10" text:anchor-type="paragraph"><svg:title/><svg:desc/></draw:connector><draw:connector draw:type="line" svg:x1="1.76181in" svg:y1="2.28386in" svg:x2="2.93959in" svg:y2="2.88108in" draw:z-index="21" draw:id="id21" draw:style-name="a21" draw:name="Line 11" text:anchor-type="paragraph"><svg:title/><svg:desc/></draw:connector><draw:connector draw:type="line" svg:x1="1.7874in" svg:y1="3.59158in" svg:x2="2.87143in" svg:y2="3.21102in" draw:z-index="22" draw:id="id22" draw:style-name="a22" draw:name="Line 12" text:anchor-type="paragraph"><svg:title/><svg:desc/></draw:connector><draw:connector draw:type="line" svg:x1="2.7752in" svg:y1="4.50274in" svg:x2="3.18145in" svg:y2="3.36732in" draw:z-index="23" draw:id="id23" draw:style-name="a23" draw:name="Line 13" text:anchor-type="paragraph"><svg:title/><svg:desc/></draw:connector><draw:connector draw:type="line" svg:x1="2.96535in" svg:y1="4.58334in" svg:x2="3.82508in" svg:y2="4.01181in" draw:z-index="24" draw:id="id24" draw:style-name="a24" draw:name="Line 14" text:anchor-type="paragraph"><svg:title/><svg:desc/></draw:connector><draw:connector draw:type="line" svg:x1="4.3842in" svg:y1="2.80472in" svg:x2="3.56614in" svg:y2="3.0707in" draw:z-index="25" draw:id="id25" draw:style-name="a25" draw:name="Line 8" text:anchor-type="paragraph"><svg:title/><svg:desc/></draw:connector><draw:connector draw:type="line" svg:x1="4.3374in" svg:y1="3.52381in" svg:x2="4.56518in" svg:y2="3.0752in" draw:z-index="26" draw:id="id26" draw:style-name="a26" draw:name="Line 15" text:anchor-type="paragraph"><svg:title/><svg:desc/></draw:connector></text:p>
      <text:p text:style-name="Standard"><text:s text:c="87"/>Puebla</text:p>
      <text:p text:style-name="Standard"><text:s text:c="90"/>395</text:p>
      <text:p text:style-name="Standard"><draw:connector draw:type="line" svg:x1="3.46024in" svg:y1="2.64921in" svg:x2="3.82413in" svg:y2="3.06796in" draw:z-index="27" draw:id="id27" draw:style-name="a27" draw:name="Line 16" text:anchor-type="paragraph"><svg:title/><svg:desc/></draw:connector>EDO. MEX <text:s text:c="95"/>Hidalgo</text:p>
      <text:p text:style-name="Standard"><text:s text:c="118"/>296</text:p>
      <text:p text:style-name="Standard"><text:s text:c="65"/>437 <text:s text:c="69"/>CDMX</text:p>
      <text:p text:style-name="Standard"><text:s text:c="89"/></text:p>
      <text:p text:style-name="Standard"><text:s text:c="27"/>395 <text:s text:c="5"/></text:p>
      <text:p text:style-name="Standard"><text:s text:c="41"/>QRO <text:s text:c="35"/>313 <text:s text:c="17"/>309</text:p>
      <text:p text:style-name="Standard"/>
      <text:p text:style-name="Standard"><text:s text:c="125"/>346</text:p>
      <text:p text:style-name="Standard"/>
      <text:p text:style-name="Standard"><text:s text:c="44"/></text:p>
      <text:p text:style-name="Standard"><text:s text:c="46"/>203</text:p>
      <text:p text:style-name="Standard"><text:s text:c="83"/>SLP <text:s text:c="6"/>355 <text:s text:c="20"/>MICH</text:p>
      <text:p text:style-name="Standard"/>
      <text:p text:style-name="Standard"/>
      <text:p text:style-name="Standard"><text:s text:c="50"/>514</text:p>
      <text:p text:style-name="Standard"><text:s text:c="42"/>Sonora <text:s text:c="11"/>513 <text:s text:c="19"/>423</text:p>
      <text:p text:style-name="Standard"><text:s text:c="110"/>GDL</text:p>
      <text:p text:style-name="Standard"/>
      <text:p text:style-name="Standard"><text:s text:c="27"/></text:p>
      <text:p text:style-name="Standard"><text:s text:c="73"/>125</text:p>
      <text:p text:style-name="Standard"/>
      <text:p text:style-name="Standard"/>
      <text:p text:style-name="Standard"><text:s text:c="76"/>Monterrey</text:p>
      <text:p text:style-name="Standard"><text:s text:c="77"/></text:p>
      <text:p text:style-name="Standard"/>
      <text:p text:style-name="Standard">En el esquema anterior se muestran algunos de los aeropuertos mexicas y conexiones ficticias a través de vuelos para un día en concreto. <text:s/></text:p>
      <text:p text:style-name="Standard"/>
      <text:p text:style-name="Standard">Si quisiera viajar de Edo.Méx a Monterrey, se podria optar por las siguientes rutas:</text:p>
      <text:p text:style-name="Standard"/>
      <text:p text:style-name="Standard">Edo.Méx → SLP → Monterrey (3 Aeropuertos)</text:p>
      <text:p text:style-name="Standard">Edo.Méx → QRO → SLP → Monterrey (4 Aeropuertos)</text:p>
      <text:p text:style-name="Standard">Edo.Méx → SLP → Guadalajara →Monterrey (4 Aeropuertos)</text:p>
      <text:p text:style-name="Standard"/>
      <text:p text:style-name="Standard">En este caso la mejor opción es la primera (Edo.Méx → SLP → Monterrey), a pesar de que las ciudades son cercanas se necesita visitar por lo menos 3 aeropuertos,.</text:p>
      <text:p text:style-name="Standard">Pero ¿Que ocurre si se plantea esos mismos viajes por carretera y con el objetivo de minimizar la distancia recorrida?</text:p>
      <text:p text:style-name="Standard"/>
      <text:p text:style-name="P16">Algunos tipos de problemas</text:p>
      <text:p text:style-name="Standard">Hay que tener muy claro que construir un modelo, lo que se debe construir es una solución al mismo <text:s/>y no al problema real, por lo tanto cuanto mejor se describa el modelo al problema que se quiera resolver, tanto se puede ajustar a esa solución a la del problema real.</text:p>
      <text:p text:style-name="Standard"/>
      <text:p text:style-name="Standard">Cuando se hace una conceptualización del problema se necesita una forma de representar la información de la que se dispone, cuando finalmente se haga la implementación en su chompu</text:p>
      <text:p text:style-name="Standard">, este modelo tendrá que ser traducido a estructuras de datos y operaciones que la chompu es capaz de procesa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17">EL PROBLEMA DEL VIAJANTE DEL COMERCIO (Traveling SalessMan Problem)</text:p>
      <text:p text:style-name="P18"/>
      <text:p text:style-name="Standard">El primer problema <text:s/>que se va a tratar es bastante conocido dentro de la IA y es conocido como “El problema del Viajante de Comercio” o por sus siglas TCP. La formulación del problema es sencilla: Sean N ciudades todas conectadas por carretera entre si y cuyas distancias entre ellas es conocida. Nuestro objetivo es encontrar una ruta que, empezando en una ciudad y acabndo ene la misma, pase exactamente por cada ciudad(excepto por la primera, que sera visitada 2 veces) y minimice la distancia recorrida.</text:p>
      <text:p text:style-name="Standard"><text:s/>Tras este simple enunciado se esconde un problema tremendamente complicado. Tanto que incluso, las chompus más potentes que hoy existen no tienen la capacidad de resolverlo. Incluso par aun número de <text:s/>ciudades moderado. Aun así es posible optar por representar las ciudades en un grafo ponderado. En caso, de que cada nodo del grafo representara una ciudad y cada arista correspondera a una carretera con su distancia (peso)asociada. SE debe tener en cuenta que para un TSP, la distancia a cubrir desde una ciudad<text:s/><text:span text:style-name="T19">A</text:span><text:s/>hasta otra <text:s/><text:span text:style-name="T20">B</text:span><text:s/>no tiene por qué ser la misma que de<text:s/><text:span text:style-name="T21">B<text:s/></text:span>hasta<text:s/><text:span text:style-name="T22">A.<text:s/></text:span>De todas formas para simplificar el ejemplo se supondra que las distancias entre 2 ciudades son iguales independientemente del sentido en que se valla.</text:p>
      <text:p text:style-name="Standard"/>
      <text:p text:style-name="Standard"><draw:custom-shape svg:x="2.97292in" svg:y="0.00694in" svg:width="0.58611in" svg:height="0.82569in" draw:z-index="251662336" draw:id="id28" draw:style-name="a28" draw:name="Shape 16" text:anchor-type="paragraph"><svg:title/><svg:desc/><text:p text:style-name="P23">C<text:s/></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p>
      <text:p text:style-name="Standard"><text:s text:c="91"/></text:p>
      <text:p text:style-name="Standard"><draw:connector draw:type="line" svg:x1="3.525in" svg:y1="0.00833in" svg:x2="5.75069in" svg:y2="1.95139in" draw:z-index="34" draw:id="id29" draw:style-name="a29" draw:name="Line 18" text:anchor-type="paragraph"><svg:title/><svg:desc/></draw:connector><draw:connector draw:type="line" svg:x1="0.42083in" svg:y1="1.71319in" svg:x2="2.98333in" svg:y2="0.00833in" draw:z-index="33" draw:id="id30" draw:style-name="a30" draw:name="Line 17" text:anchor-type="paragraph"><svg:title/><svg:desc/></draw:connector><draw:connector draw:type="line" svg:x1="3.14167in" svg:y1="0.14375in" svg:x2="1.67083in" svg:y2="4.99792in" draw:z-index="38" draw:id="id31" draw:style-name="a31" draw:name="Line 22" text:anchor-type="paragraph"><svg:title/><svg:desc/></draw:connector></text:p>
      <text:p text:style-name="Standard"><draw:connector draw:type="line" svg:x1="3.525in" svg:y1="0.03542in" svg:x2="4.22292in" svg:y2="5.44167in" draw:z-index="39" draw:id="id32" draw:style-name="a32" draw:name="Line 23" text:anchor-type="paragraph"><svg:title/><svg:desc/></draw:connector></text:p>
      <text:p text:style-name="Standard"><draw:connector draw:type="line" svg:x1="0.38661in" svg:y1="2.11614in" svg:x2="1.56717in" svg:y2="4.54114in" draw:z-index="35" draw:id="id33" draw:style-name="a33" draw:name="Line 19" text:anchor-type="paragraph"><svg:title/><svg:desc/></draw:connector><text:s text:c="33"/></text:p>
      <text:p text:style-name="Standard"/>
      <text:p text:style-name="Standard"><text:s text:c="38"/>52 <text:s text:c="72"/>13</text:p>
      <text:p text:style-name="Standard"/>
      <text:p text:style-name="Standard"/>
      <text:p text:style-name="Standard"/>
      <text:p text:style-name="Standard"><draw:custom-shape svg:x="0.19167in" svg:y="0.13194in" svg:width="0.5625in" svg:height="0.82569in" draw:z-index="251661312" draw:id="id34" draw:style-name="a34" draw:name="Shape 15" text:anchor-type="paragraph"><svg:title/><svg:desc/><text:p text:style-name="P24">A</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p>
      <text:p text:style-name="Standard"><draw:custom-shape svg:x="5.42083in" svg:y="0.02361in" svg:width="0.61736in" svg:height="0.82569in" draw:z-index="251660288" draw:id="id35" draw:style-name="a35" draw:name="Shape 14" text:anchor-type="paragraph"><svg:title/><svg:desc/><text:p text:style-name="P25">B</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 text:c="74"/>25</text:p>
      <text:p text:style-name="Standard"><draw:connector draw:type="line" svg:x1="0.65354in" svg:y1="0.03543in" svg:x2="5.7466in" svg:y2="0.03543in" draw:z-index="40" draw:id="id36" draw:style-name="a36" draw:name="Line 24" text:anchor-type="paragraph"><svg:title/><svg:desc/></draw:connector></text:p>
      <text:p text:style-name="Standard"><draw:connector draw:type="line" svg:x1="5.66875in" svg:y1="0.18194in" svg:x2="1.8375in" svg:y2="3.05694in" draw:z-index="41" draw:id="id37" draw:style-name="a37" draw:name="Line 25" text:anchor-type="paragraph"><svg:title/><svg:desc/></draw:connector><draw:connector draw:type="line" svg:x1="0.65in" svg:y1="0.15069in" svg:x2="4.00417in" svg:y2="3.61944in" draw:z-index="42" draw:id="id38" draw:style-name="a38" draw:name="Line 26" text:anchor-type="paragraph"><svg:title/><svg:desc/></draw:connector></text:p>
      <text:p text:style-name="Standard"><draw:connector draw:type="line" svg:x1="5.89792in" svg:y1="0.18819in" svg:x2="4.4in" svg:y2="3.49028in" draw:z-index="37" draw:id="id39" draw:style-name="a39" draw:name="Line 21" text:anchor-type="paragraph"><svg:title/><svg:desc/></draw:connector></text:p>
      <text:p text:style-name="Standard"><text:s text:c="53"/>27 <text:s text:c="58"/>45</text:p>
      <text:p text:style-name="Standard"/>
      <text:p text:style-name="Standard"/>
      <text:p text:style-name="Standard"/>
      <text:p text:style-name="Standard"/>
      <text:p text:style-name="Standard"/>
      <text:p text:style-name="Standard"><text:s text:c="55"/>65</text:p>
      <text:p text:style-name="Standard"><text:s text:c="20"/>23 <text:s text:c="104"/>15</text:p>
      <text:p text:style-name="Standard"/>
      <text:p text:style-name="Standard"/>
      <text:p text:style-name="Standard"><text:s text:c="102"/>15</text:p>
      <text:p text:style-name="Standard"/>
      <text:p text:style-name="Standard"><draw:custom-shape svg:x="1.4in" svg:y="0.09236in" svg:width="0.51042in" svg:height="0.82569in" draw:z-index="28" draw:id="id40" draw:style-name="a40" draw:name="Shape 13" text:anchor-type="paragraph"><svg:title/><svg:desc/><text:p text:style-name="P26">E</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p>
      <text:p text:style-name="Standard"/>
      <text:p text:style-name="Standard"/>
      <text:p text:style-name="Standard"><draw:connector draw:type="line" svg:x1="1.78194in" svg:y1="0.00417in" svg:x2="3.7125in" svg:y2="0.71458in" draw:z-index="36" draw:id="id41" draw:style-name="a41" draw:name="Line 20" text:anchor-type="paragraph"><svg:title/><svg:desc/></draw:connector></text:p>
      <text:p text:style-name="Standard"><draw:custom-shape svg:x="3.92083in" svg:y="0.04444in" svg:width="0.55347in" svg:height="0.82569in" draw:z-index="32" draw:id="id42" draw:style-name="a42" draw:name="Shape 17" text:anchor-type="paragraph"><svg:title/><svg:desc/><text:p text:style-name="P27">D</text:p><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 text:c="68"/>32</text:p>
      <text:p text:style-name="Standard"/>
      <text:p text:style-name="Standard"/>
      <text:p text:style-name="Standard"/>
      <text:p text:style-name="Standard"/>
      <text:p text:style-name="Standard"/>
      <text:p text:style-name="Standard"/>
      <text:p text:style-name="Standard">Otra posible representación es utilizar una tabla (También llamada matriz de Adyacencia) como la siguiente:</text:p>
      <text:p text:style-name="Standard"/>
      <table:table table:style-name="Table28">
        <table:table-columns>
          <table:table-column table:style-name="TableColumn29"/>
          <table:table-column table:style-name="TableColumn30"/>
          <table:table-column table:style-name="TableColumn31"/>
          <table:table-column table:style-name="TableColumn32"/>
          <table:table-column table:style-name="TableColumn33"/>
          <table:table-column table:style-name="TableColumn34"/>
        </table:table-columns>
        <table:table-row table:style-name="TableRow35">
          <table:table-cell table:style-name="TableCell36">
            <text:p text:style-name="TableContents"/>
          </table:table-cell>
          <table:table-cell table:style-name="TableCell37">
            <text:p text:style-name="TableContents"><text:s text:c="13"/>A</text:p>
          </table:table-cell>
          <table:table-cell table:style-name="TableCell38">
            <text:p text:style-name="TableContents"><text:s text:c="12"/>B <text:s text:c="48"/></text:p>
          </table:table-cell>
          <table:table-cell table:style-name="TableCell39">
            <text:p text:style-name="TableContents"><text:s text:c="14"/>C <text:s text:c="24"/></text:p>
          </table:table-cell>
          <table:table-cell table:style-name="TableCell40">
            <text:p text:style-name="TableContents"><text:s text:c="13"/>D</text:p>
          </table:table-cell>
          <table:table-cell table:style-name="TableCell41">
            <text:p text:style-name="TableContents"><text:s text:c="9"/>E</text:p>
          </table:table-cell>
        </table:table-row>
        <table:table-row table:style-name="TableRow42">
          <table:table-cell table:style-name="TableCell43">
            <text:p text:style-name="TableContents"><text:s text:c="11"/>A</text:p>
          </table:table-cell>
          <table:table-cell table:style-name="TableCell44">
            <text:p text:style-name="TableContents"><text:s text:c="12"/>0</text:p>
          </table:table-cell>
          <table:table-cell table:style-name="TableCell45">
            <text:p text:style-name="TableContents"><text:s text:c="11"/>25</text:p>
          </table:table-cell>
          <table:table-cell table:style-name="TableCell46">
            <text:p text:style-name="TableContents"><text:s text:c="9"/>52</text:p>
          </table:table-cell>
          <table:table-cell table:style-name="TableCell47">
            <text:p text:style-name="TableContents"><text:s text:c="11"/>65</text:p>
          </table:table-cell>
          <table:table-cell table:style-name="TableCell48">
            <text:p text:style-name="TableContents"><text:s text:c="8"/>23</text:p>
          </table:table-cell>
        </table:table-row>
        <table:table-row table:style-name="TableRow49">
          <table:table-cell table:style-name="TableCell50">
            <text:p text:style-name="TableContents"><text:s text:c="11"/>B</text:p>
          </table:table-cell>
          <table:table-cell table:style-name="TableCell51">
            <text:p text:style-name="TableContents"><text:s text:c="11"/>25</text:p>
          </table:table-cell>
          <table:table-cell table:style-name="TableCell52">
            <text:p text:style-name="TableContents"><text:s text:c="12"/>0</text:p>
          </table:table-cell>
          <table:table-cell table:style-name="TableCell53">
            <text:p text:style-name="TableContents"><text:s text:c="9"/>13</text:p>
          </table:table-cell>
          <table:table-cell table:style-name="TableCell54">
            <text:p text:style-name="TableContents"><text:s text:c="11"/>15</text:p>
          </table:table-cell>
          <table:table-cell table:style-name="TableCell55">
            <text:p text:style-name="TableContents"><text:s text:c="8"/>45</text:p>
          </table:table-cell>
        </table:table-row>
        <table:table-row table:style-name="TableRow56">
          <table:table-cell table:style-name="TableCell57">
            <text:p text:style-name="TableContents"><text:s text:c="11"/>C</text:p>
          </table:table-cell>
          <table:table-cell table:style-name="TableCell58">
            <text:p text:style-name="TableContents"><text:s text:c="11"/>52</text:p>
          </table:table-cell>
          <table:table-cell table:style-name="TableCell59">
            <text:p text:style-name="TableContents"><text:s text:c="11"/>13</text:p>
          </table:table-cell>
          <table:table-cell table:style-name="TableCell60">
            <text:p text:style-name="TableContents"><text:s text:c="10"/>0</text:p>
          </table:table-cell>
          <table:table-cell table:style-name="TableCell61">
            <text:p text:style-name="TableContents"><text:s text:c="11"/>15</text:p>
          </table:table-cell>
          <table:table-cell table:style-name="TableCell62">
            <text:p text:style-name="TableContents"><text:s text:c="8"/>27</text:p>
          </table:table-cell>
        </table:table-row>
        <table:table-row table:style-name="TableRow63">
          <table:table-cell table:style-name="TableCell64">
            <text:p text:style-name="TableContents"><text:s text:c="11"/>D</text:p>
          </table:table-cell>
          <table:table-cell table:style-name="TableCell65">
            <text:p text:style-name="TableContents"><text:s text:c="11"/>65</text:p>
          </table:table-cell>
          <table:table-cell table:style-name="TableCell66">
            <text:p text:style-name="TableContents"><text:s text:c="11"/>15</text:p>
          </table:table-cell>
          <table:table-cell table:style-name="TableCell67">
            <text:p text:style-name="TableContents"><text:s text:c="9"/>15</text:p>
          </table:table-cell>
          <table:table-cell table:style-name="TableCell68">
            <text:p text:style-name="TableContents"><text:s text:c="12"/>0</text:p>
          </table:table-cell>
          <table:table-cell table:style-name="TableCell69">
            <text:p text:style-name="TableContents"><text:s text:c="9"/>32</text:p>
          </table:table-cell>
        </table:table-row>
        <table:table-row table:style-name="TableRow70">
          <table:table-cell table:style-name="TableCell71">
            <text:p text:style-name="TableContents"><text:s text:c="11"/>E</text:p>
          </table:table-cell>
          <table:table-cell table:style-name="TableCell72">
            <text:p text:style-name="TableContents"><text:s text:c="11"/>23</text:p>
          </table:table-cell>
          <table:table-cell table:style-name="TableCell73">
            <text:p text:style-name="TableContents"><text:s text:c="11"/>45</text:p>
          </table:table-cell>
          <table:table-cell table:style-name="TableCell74">
            <text:p text:style-name="TableContents"><text:s text:c="9"/>27 <text:s text:c="23"/></text:p>
          </table:table-cell>
          <table:table-cell table:style-name="TableCell75">
            <text:p text:style-name="TableContents"><text:s text:c="12"/>32</text:p>
          </table:table-cell>
          <table:table-cell table:style-name="TableCell76">
            <text:p text:style-name="TableContents"><text:s text:c="11"/>0</text:p>
          </table:table-cell>
        </table:table-row>
      </table:table>
      <text:p text:style-name="Standard"/>
      <text:p text:style-name="Standard">Siempre que nos sea posible, se de de elegir la representación mas simple e intuitiva, a no ser que en términos de eficiencia, sea mas conveniente usar otra estructura de datos mas compleja. En el caso que se presenta parece que la tabla es mas interesante ya que puede ser modelada mas fácilmente con un arreglo de 2 dimensiones. La implementación en forma de grafo no aporta nada, ya que se trata de una estructura de datos estática que no cambia durante su ejecución(poe ejemplo:un problema en el cual se fueran descubriendo nuevas ciudades, según el avance de la ejecución), entonces seria utilizar un grafo como estructura de datos dinámica.</text:p>
      <text:p text:style-name="Standard"/>
      <text:p text:style-name="Standard">Una vez modelada la información del problema, se necesita una forma de representar la solución, es decir que cumpla las siguientes premisas:</text:p>
      <text:list text:style-name="LFO1" text:continue-numbering="true">
        <text:list-item>
          <text:p text:style-name="P77">La lista comienza y termina por la misma ciudad</text:p>
        </text:list-item>
        <text:list-item>
          <text:p text:style-name="P78">En la lista aparecen todas las ciudades</text:p>
        </text:list-item>
        <text:list-item>
          <text:p text:style-name="P79">No se permite ninguna ciudad, Excepto la primera y la última.</text:p>
        </text:list-item>
      </text:list>
      <text:p text:style-name="Standard"/>
      <text:p text:style-name="Standard">Cualquier lista de ciudades que cumplan las 3 premisas anteriores es una posible solución, sin embargo se sabe que no todas las soluciones son iguales. De hecho se busca la ruta con menor distancia, es necesaria una función de evaluación que informa de la calidad de la solución, para poder compararla con otra soluciones. Para TSP se usará la suma de las distancias de cada una de las ciudades por las que se va pasando. Por ejemplo, estas son las posibles soluciones y el valor obtenido por la función de evaluación.</text:p>
      <text:p text:style-name="Standard"/>
      <text:list text:style-name="LFO2" text:continue-numbering="true">
        <text:list-item>
          <text:p text:style-name="P80">A – B – E – D – C – A (Función de Evaluación: 169).</text:p>
        </text:list-item>
      </text:list>
      <text:p text:style-name="Standard"><text:s text:c="6"/>•<text:tab/>A – E – D – C – B – A (Función de Evaluación: 108).</text:p>
      <text:p text:style-name="Standard"><text:s text:c="6"/>•<text:tab/>A – C – D – E – B – A (Función de Evaluación: 169).</text:p>
      <text:p text:style-name="Standard"/>
      <text:p text:style-name="Standard">1.<text:tab/>Se tiene que generar todas las posibles soluciones.</text:p>
      <text:p text:style-name="Standard">2.<text:tab/>Comparar cada solución con el resto de las soluciones.</text:p>
      <text:p text:style-name="Standard">3.<text:tab/>Quedarse con la solución más optima.</text:p>
      <text:p text:style-name="Standard">Analicemos con detalle el primer paso. ¿Cómo generamos todas las posibles soluciones?, ¿Cuántas soluciones hay?</text:p>
      <text:p text:style-name="Standard"/>
      <text:p text:style-name="Standard">Una forma de generar las posibles soluciones es partor de una lista de ciudades cualquiera e ir permutandolas entre ellas. Cada permutación será una posible solución al problema. Vamos a suponer que la lista de ciudades es la siguiente:</text:p>
      <text:p text:style-name="Standard"/>
      <text:p text:style-name="Standard">•<text:tab/>A – B – E – D – C – A (Función de Evaluación: 169).</text:p>
      <text:p text:style-name="Standard">Si hacemos el cambio entre la iudades B y E obtenemos:</text:p>
      <text:p text:style-name="Standard"/>
      <text:p text:style-name="Standard">•<text:tab/>A – E – B – D – C – A (Función de Evaluación: 150).</text:p>
      <text:soft-page-break/>
      <text:p text:style-name="Standard">Si efectuaramos el cambio de E y D sobre la primera ruta, obtenemos:</text:p>
      <text:p text:style-name="Standard">•<text:tab/>A – D – E – B – C – A (Función de Evaluación: 207).</text:p>
      <text:p text:style-name="Standard">Y asi sucesivamente hasta obtener todas las combinaciones posibles. ¿Pero cuántas hay? Si tenemos en cuenta N ciudades, tenremos N! combinaciones posibles. N! (Es leido N factorial) es igual a:</text:p>
      <text:p text:style-name="Standard">N! n *(n – 1) * (n – 2) * . . . * 1</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THINKL13</meta:initial-creator>
    <dc:creator>THINKL13</dc:creator>
    <meta:creation-date>2025-02-18T00:44:00Z</meta:creation-date>
    <dc:date>2025-02-18T00:44:00Z</dc:date>
    <meta:template xlink:href="Normal" xlink:type="simple"/>
    <meta:editing-cycles>2</meta:editing-cycles>
    <meta:editing-duration>PT60S</meta:editing-duration>
    <meta:document-statistic meta:page-count="6" meta:paragraph-count="26" meta:word-count="2014" meta:character-count="13071" meta:row-count="92" meta:non-whitespace-character-count="11083"/>
  </office:meta>
</office:document-meta>
</file>